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ptHeaderLocaleContextResolver.resolveSupportedLocale( @ Nullable List &lt; Locale &gt; requestLocale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cceptHeaderLocaleContextResolver.getSupported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ptHeaderLocaleContextResolver.setSupportedLocales( List &lt; Locale &gt; loca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ptHeaderLocaleContextResolver.resolveLocaleContext(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ceptHeaderLocaleContextResolver.setLocaleContext( ServerWebExchange exchange , @ Nullable LocaleContext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ptHeaderLocaleContextResolver.getDefaul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ptHeaderLocaleContextResolver.setDefaultLocale( @ Nullable Locale default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